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2" style:family="paragraph" style:parent-style-name="Horizontal_20_Line">
      <style:text-properties fo:color="#000000" loext:opacity="100%" fo:font-size="11pt" fo:language="en" fo:country="US" officeooo:rsid="00470c96" officeooo:paragraph-rsid="00470c96" style:font-size-asian="11pt" style:font-size-complex="11pt"/>
    </style:style>
    <style:style style:name="P3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6c9b40" style:font-size-asian="11pt" style:font-size-complex="11pt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5d4945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7a86fb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cb39cc" style:font-size-asian="11pt" style:font-size-complex="11pt"/>
    </style:style>
    <style:style style:name="P8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3ceccd" officeooo:paragraph-rsid="006f9589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5d4945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5a6965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6f2777" officeooo:paragraph-rsid="00205bf2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6f9589" officeooo:paragraph-rsid="006f9589" style:font-size-asian="11pt" style:font-size-complex="11pt"/>
    </style:style>
    <style:style style:name="P15" style:family="paragraph" style:parent-style-name="Standard">
      <loext:graphic-properties draw:fill-gradient-name="gradient"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4bb780" officeooo:paragraph-rsid="00cb39cc" style:font-size-asian="11pt" style:font-size-complex="11pt"/>
    </style:style>
    <style:style style:name="P16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639492" style:font-size-asian="11pt" style:font-size-complex="11pt"/>
    </style:style>
    <style:style style:name="P17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fe830" officeooo:paragraph-rsid="00ad1447" style:font-size-asian="11pt" style:font-size-complex="11pt"/>
    </style:style>
    <style:style style:name="P18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3fe830" officeooo:paragraph-rsid="005a6965" style:font-size-asian="11pt" style:font-size-complex="11pt"/>
    </style:style>
    <style:style style:name="P19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3fe830" officeooo:paragraph-rsid="00cb39cc" style:font-size-asian="11pt" style:font-size-complex="11pt"/>
    </style:style>
    <style:style style:name="P20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5d4945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6f2777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5d4945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6c9b40" style:font-size-asian="11pt" style:font-weight-asian="normal" style:font-size-complex="11pt" style:font-weight-complex="normal"/>
    </style:style>
    <style:style style:name="P2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25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5a6965" officeooo:paragraph-rsid="005a6965" style:font-size-asian="11pt" style:font-weight-asian="bold" style:font-size-complex="11pt" style:font-weight-complex="bold"/>
    </style:style>
    <style:style style:name="P26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81f773" officeooo:paragraph-rsid="00cb39cc" style:font-size-asian="11pt" style:font-weight-asian="bold" style:font-size-complex="11pt" style:font-weight-complex="bold"/>
    </style:style>
    <style:style style:name="P27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000000" loext:opacity="100%"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28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edabe" officeooo:paragraph-rsid="00cb39cc" style:font-size-asian="11pt" style:font-size-complex="11pt"/>
    </style:style>
    <style:style style:name="P29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f8fd0" officeooo:paragraph-rsid="00cb39cc" style:font-size-asian="11pt" style:font-size-complex="11pt"/>
    </style:style>
    <style:style style:name="P30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1292e" officeooo:paragraph-rsid="00cb39cc" style:font-size-asian="11pt" style:font-size-complex="11pt"/>
    </style:style>
    <style:style style:name="P31" style:family="paragraph" style:parent-style-name="Standard" style:list-style-name="L2">
      <loext:graphic-properties draw:fill-gradient-name="gradient" draw:fill-hatch-name="hatch"/>
      <style:text-properties fo:color="#000000" loext:opacity="100%" fo:font-size="11pt" fo:language="en" fo:country="US" officeooo:rsid="006c9b40" officeooo:paragraph-rsid="006f2777" style:font-size-asian="11pt" style:font-size-complex="11pt"/>
    </style:style>
    <style:style style:name="P32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996366" officeooo:paragraph-rsid="00996366" style:font-size-asian="11pt" style:font-size-complex="11pt"/>
    </style:style>
    <style:style style:name="P33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officeooo:rsid="0060f805" officeooo:paragraph-rsid="0060f805" style:font-size-asian="11pt" style:font-size-complex="11pt"/>
    </style:style>
    <style:style style:name="P34" style:family="paragraph" style:parent-style-name="Standard" style:list-style-name="L5">
      <loext:graphic-properties draw:fill-gradient-name="gradient" draw:fill-hatch-name="hatch"/>
      <style:text-properties fo:color="#000000" loext:opacity="100%" fo:font-size="11pt" fo:language="en" fo:country="US" officeooo:rsid="0038fa51" officeooo:paragraph-rsid="00ab7386" style:font-size-asian="11pt" style:font-size-complex="11pt"/>
    </style:style>
    <style:style style:name="P35" style:family="paragraph" style:parent-style-name="Standard" style:list-style-name="L6">
      <loext:graphic-properties draw:fill-gradient-name="gradient" draw:fill-hatch-name="hatch"/>
      <style:text-properties fo:color="#000000" loext:opacity="100%" fo:font-size="11pt" fo:language="en" fo:country="US" officeooo:rsid="007b9d18" officeooo:paragraph-rsid="007fff62" style:font-size-asian="11pt" style:font-size-complex="11pt"/>
    </style:style>
    <style:style style:name="P36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268a1" officeooo:paragraph-rsid="00bca3eb" style:font-size-asian="11pt" style:font-size-complex="11pt"/>
    </style:style>
    <style:style style:name="P37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473fe" officeooo:paragraph-rsid="006473fe" style:font-size-asian="11pt" style:font-size-complex="11pt"/>
    </style:style>
    <style:style style:name="P38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639492" style:font-size-asian="11pt" style:font-size-complex="11pt"/>
    </style:style>
    <style:style style:name="P39" style:family="paragraph" style:parent-style-name="Standard" style:list-style-name="L8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4bb780" officeooo:paragraph-rsid="00cb39cc" style:font-size-asian="11pt" style:font-size-complex="11pt"/>
    </style:style>
    <style:style style:name="P40" style:family="paragraph" style:parent-style-name="Standard" style:list-style-name="L8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cb39cc" style:font-size-asian="11pt" style:font-size-complex="11pt"/>
    </style:style>
    <style:style style:name="P4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d17055" style:font-size-asian="11pt" style:font-size-complex="11pt"/>
    </style:style>
    <style:style style:name="P42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a0873e" style:font-size-asian="11pt" style:font-weight-asian="normal" style:font-size-complex="11pt" style:font-weight-complex="normal"/>
    </style:style>
    <style:style style:name="P43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fo:font-weight="normal" officeooo:rsid="00a73665" officeooo:paragraph-rsid="00a8f0da" style:font-size-asian="11pt" style:font-weight-asian="normal" style:font-size-complex="11pt" style:font-weight-complex="normal"/>
    </style:style>
    <style:style style:name="P44" style:family="paragraph" style:parent-style-name="Standard" style:list-style-name="L6">
      <loext:graphic-properties draw:fill-gradient-name="gradient" draw:fill-hatch-name="hatch"/>
      <style:text-properties fo:color="#000000" loext:opacity="100%" fo:font-size="11pt" fo:language="en" fo:country="US" fo:font-weight="normal" officeooo:rsid="007ec5fd" officeooo:paragraph-rsid="007ec5fd" style:font-size-asian="11pt" style:font-weight-asian="normal" style:font-size-complex="11pt" style:font-weight-complex="normal"/>
    </style:style>
    <style:style style:name="P45" style:family="paragraph" style:parent-style-name="Standard">
      <style:text-properties fo:font-size="11pt" officeooo:paragraph-rsid="00748968" style:font-size-asian="11pt" style:font-size-complex="11pt"/>
    </style:style>
    <style:style style:name="P46" style:family="paragraph" style:parent-style-name="Standard">
      <style:text-properties fo:font-size="11pt" fo:font-weight="bold" officeooo:rsid="00d17055" officeooo:paragraph-rsid="00d17055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eccd" style:font-weight-asian="bold" style:font-weight-complex="bold"/>
    </style:style>
    <style:style style:name="T3" style:family="text">
      <style:text-properties fo:font-weight="bold" officeooo:rsid="005a6965" style:font-weight-asian="bold" style:font-weight-complex="bold"/>
    </style:style>
    <style:style style:name="T4" style:family="text">
      <style:text-properties fo:font-weight="bold" officeooo:rsid="003fe830" style:font-weight-asian="bold" style:font-weight-complex="bold"/>
    </style:style>
    <style:style style:name="T5" style:family="text">
      <style:text-properties fo:font-weight="bold" officeooo:rsid="004bb780" style:font-weight-asian="bold" style:font-weight-complex="bold"/>
    </style:style>
    <style:style style:name="T6" style:family="text">
      <style:text-properties fo:font-weight="bold" officeooo:rsid="006f2777" style:font-weight-asian="bold" style:font-weight-complex="bold"/>
    </style:style>
    <style:style style:name="T7" style:family="text">
      <style:text-properties fo:font-weight="bold" officeooo:rsid="006c9b40" style:font-weight-asian="bold" style:font-weight-complex="bold"/>
    </style:style>
    <style:style style:name="T8" style:family="text">
      <style:text-properties fo:font-weight="bold" officeooo:rsid="005f3008" style:font-weight-asian="bold" style:font-weight-complex="bold"/>
    </style:style>
    <style:style style:name="T9" style:family="text">
      <style:text-properties fo:font-weight="bold" officeooo:rsid="005d4945" style:font-weight-asian="bold" style:font-weight-complex="bold"/>
    </style:style>
    <style:style style:name="T10" style:family="text">
      <style:text-properties fo:font-weight="bold" officeooo:rsid="00639492" style:font-weight-asian="bold" style:font-weight-complex="bold"/>
    </style:style>
    <style:style style:name="T11" style:family="text">
      <style:text-properties fo:font-weight="bold" officeooo:rsid="007a1580" style:font-weight-asian="bold" style:font-weight-complex="bold"/>
    </style:style>
    <style:style style:name="T12" style:family="text">
      <style:text-properties fo:font-weight="bold" officeooo:rsid="007a86fb" style:font-weight-asian="bold" style:font-weight-complex="bold"/>
    </style:style>
    <style:style style:name="T13" style:family="text">
      <style:text-properties fo:font-weight="bold" officeooo:rsid="007b9d18" style:font-weight-asian="bold" style:font-weight-complex="bold"/>
    </style:style>
    <style:style style:name="T14" style:family="text">
      <style:text-properties fo:font-weight="bold" officeooo:rsid="00ad1447" style:font-weight-asian="bold" style:font-weight-complex="bold"/>
    </style:style>
    <style:style style:name="T15" style:family="text">
      <style:text-properties fo:font-weight="bold" officeooo:rsid="00cfd494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ca38e" style:font-weight-asian="normal" style:font-weight-complex="normal"/>
    </style:style>
    <style:style style:name="T18" style:family="text">
      <style:text-properties fo:font-weight="normal" officeooo:rsid="003ceccd" style:font-weight-asian="normal" style:font-weight-complex="normal"/>
    </style:style>
    <style:style style:name="T19" style:family="text">
      <style:text-properties fo:font-weight="normal" officeooo:rsid="00448991" style:font-weight-asian="normal" style:font-weight-complex="normal"/>
    </style:style>
    <style:style style:name="T20" style:family="text">
      <style:text-properties fo:font-weight="normal" officeooo:rsid="00639492" style:font-weight-asian="normal" style:font-weight-complex="normal"/>
    </style:style>
    <style:style style:name="T21" style:family="text">
      <style:text-properties fo:font-weight="normal" officeooo:rsid="0066d1a7" style:font-weight-asian="normal" style:font-weight-complex="normal"/>
    </style:style>
    <style:style style:name="T22" style:family="text">
      <style:text-properties fo:font-weight="normal" officeooo:rsid="006892c0" style:font-weight-asian="normal" style:font-weight-complex="normal"/>
    </style:style>
    <style:style style:name="T23" style:family="text">
      <style:text-properties fo:font-weight="normal" officeooo:rsid="006a5ca8" style:font-weight-asian="normal" style:font-weight-complex="normal"/>
    </style:style>
    <style:style style:name="T24" style:family="text">
      <style:text-properties fo:font-weight="normal" officeooo:rsid="005a6965" style:font-weight-asian="normal" style:font-weight-complex="normal"/>
    </style:style>
    <style:style style:name="T25" style:family="text">
      <style:text-properties fo:font-weight="normal" officeooo:rsid="0064a2d8" style:font-weight-asian="normal" style:font-weight-complex="normal"/>
    </style:style>
    <style:style style:name="T26" style:family="text">
      <style:text-properties fo:font-weight="normal" officeooo:rsid="006f2777" style:font-weight-asian="normal" style:font-weight-complex="normal"/>
    </style:style>
    <style:style style:name="T27" style:family="text">
      <style:text-properties fo:font-weight="normal" officeooo:rsid="007099d0" style:font-weight-asian="normal" style:font-weight-complex="normal"/>
    </style:style>
    <style:style style:name="T28" style:family="text">
      <style:text-properties fo:font-weight="normal" officeooo:rsid="007ec5fd" style:font-weight-asian="normal" style:font-weight-complex="normal"/>
    </style:style>
    <style:style style:name="T29" style:family="text">
      <style:text-properties fo:font-weight="normal" officeooo:rsid="007fff62" style:font-weight-asian="normal" style:font-weight-complex="normal"/>
    </style:style>
    <style:style style:name="T30" style:family="text">
      <style:text-properties fo:font-weight="normal" officeooo:rsid="00a40ae2" style:font-weight-asian="normal" style:font-weight-complex="normal"/>
    </style:style>
    <style:style style:name="T31" style:family="text">
      <style:text-properties fo:font-weight="normal" officeooo:rsid="00a5ff20" style:font-weight-asian="normal" style:font-weight-complex="normal"/>
    </style:style>
    <style:style style:name="T32" style:family="text">
      <style:text-properties fo:font-weight="normal" officeooo:rsid="00a7030b" style:font-weight-asian="normal" style:font-weight-complex="normal"/>
    </style:style>
    <style:style style:name="T33" style:family="text">
      <style:text-properties fo:font-weight="normal" officeooo:rsid="00b3806e" style:font-weight-asian="normal" style:font-weight-complex="normal"/>
    </style:style>
    <style:style style:name="T34" style:family="text">
      <style:text-properties fo:font-weight="normal" officeooo:rsid="00cc26d7" style:font-weight-asian="normal" style:font-weight-complex="normal"/>
    </style:style>
    <style:style style:name="T35" style:family="text">
      <style:text-properties fo:font-weight="normal" officeooo:rsid="00d17055" style:font-weight-asian="normal" style:font-weight-complex="normal"/>
    </style:style>
    <style:style style:name="T36" style:family="text">
      <style:text-properties officeooo:rsid="003f8fd0"/>
    </style:style>
    <style:style style:name="T37" style:family="text">
      <style:text-properties officeooo:rsid="003fe830"/>
    </style:style>
    <style:style style:name="T38" style:family="text">
      <style:text-properties fo:color="#000000" loext:opacity="100%"/>
    </style:style>
    <style:style style:name="T39" style:family="text">
      <style:text-properties fo:color="#000000" loext:opacity="100%" fo:language="en" fo:country="US"/>
    </style:style>
    <style:style style:name="T40" style:family="text">
      <style:text-properties fo:color="#000000" loext:opacity="100%" fo:language="en" fo:country="US" fo:font-weight="normal" style:font-weight-asian="normal" style:font-weight-complex="normal"/>
    </style:style>
    <style:style style:name="T41" style:family="text">
      <style:text-properties fo:color="#000000" loext:opacity="100%" fo:language="en" fo:country="US" fo:font-weight="normal" officeooo:rsid="00539b1f" style:font-weight-asian="normal" style:font-weight-complex="normal"/>
    </style:style>
    <style:style style:name="T42" style:family="text">
      <style:text-properties fo:color="#000000" loext:opacity="100%" fo:language="en" fo:country="US" fo:font-weight="normal" officeooo:rsid="003ceccd" style:font-weight-asian="normal" style:font-weight-complex="normal"/>
    </style:style>
    <style:style style:name="T43" style:family="text">
      <style:text-properties fo:color="#000000" loext:opacity="100%" fo:language="en" fo:country="US" fo:font-weight="bold" officeooo:rsid="00539b1f" style:font-weight-asian="bold" style:font-weight-complex="bold"/>
    </style:style>
    <style:style style:name="T44" style:family="text">
      <style:text-properties fo:color="#000000" loext:opacity="100%" fo:language="en" fo:country="US" officeooo:rsid="003ceccd"/>
    </style:style>
    <style:style style:name="T45" style:family="text">
      <style:text-properties fo:color="#000000" loext:opacity="100%" officeooo:rsid="00451eb8"/>
    </style:style>
    <style:style style:name="T46" style:family="text">
      <style:text-properties fo:color="#000000" loext:opacity="100%" officeooo:rsid="00455cec"/>
    </style:style>
    <style:style style:name="T47" style:family="text">
      <style:text-properties fo:color="#000000" loext:opacity="100%" officeooo:rsid="00470c96"/>
    </style:style>
    <style:style style:name="T48" style:family="text">
      <style:text-properties fo:color="#000000" loext:opacity="100%" officeooo:rsid="00d17055"/>
    </style:style>
    <style:style style:name="T49" style:family="text">
      <style:text-properties officeooo:rsid="004cff7a"/>
    </style:style>
    <style:style style:name="T50" style:family="text">
      <style:text-properties officeooo:rsid="004df59b"/>
    </style:style>
    <style:style style:name="T51" style:family="text">
      <style:text-properties officeooo:rsid="0056623e"/>
    </style:style>
    <style:style style:name="T52" style:family="text">
      <style:text-properties officeooo:rsid="005a6965"/>
    </style:style>
    <style:style style:name="T53" style:family="text">
      <style:text-properties officeooo:rsid="005d4945"/>
    </style:style>
    <style:style style:name="T54" style:family="text">
      <style:text-properties officeooo:rsid="0060f805"/>
    </style:style>
    <style:style style:name="T55" style:family="text">
      <style:text-properties officeooo:rsid="00639492"/>
    </style:style>
    <style:style style:name="T56" style:family="text">
      <style:text-properties officeooo:rsid="006473fe"/>
    </style:style>
    <style:style style:name="T57" style:family="text">
      <style:text-properties officeooo:rsid="0065618d"/>
    </style:style>
    <style:style style:name="T58" style:family="text">
      <style:text-properties officeooo:rsid="0066b586"/>
    </style:style>
    <style:style style:name="T59" style:family="text">
      <style:text-properties officeooo:rsid="006892c0"/>
    </style:style>
    <style:style style:name="T60" style:family="text">
      <style:text-properties officeooo:rsid="006ba514"/>
    </style:style>
    <style:style style:name="T61" style:family="text">
      <style:text-properties officeooo:rsid="006c9b40"/>
    </style:style>
    <style:style style:name="T62" style:family="text">
      <style:text-properties officeooo:rsid="006e9141"/>
    </style:style>
    <style:style style:name="T63" style:family="text">
      <style:text-properties officeooo:rsid="006f2777"/>
    </style:style>
    <style:style style:name="T64" style:family="text">
      <style:text-properties officeooo:rsid="008ac0fc"/>
    </style:style>
    <style:style style:name="T65" style:family="text">
      <style:text-properties officeooo:rsid="008c2918"/>
    </style:style>
    <style:style style:name="T66" style:family="text">
      <style:text-properties officeooo:rsid="008e6646"/>
    </style:style>
    <style:style style:name="T67" style:family="text">
      <style:text-properties officeooo:rsid="00900c70"/>
    </style:style>
    <style:style style:name="T68" style:family="text">
      <style:text-properties officeooo:rsid="009027b3"/>
    </style:style>
    <style:style style:name="T69" style:family="text">
      <style:text-properties officeooo:rsid="0095b15e"/>
    </style:style>
    <style:style style:name="T70" style:family="text">
      <style:text-properties officeooo:rsid="00976a9d"/>
    </style:style>
    <style:style style:name="T71" style:family="text">
      <style:text-properties officeooo:rsid="009863ec"/>
    </style:style>
    <style:style style:name="T72" style:family="text">
      <style:text-properties officeooo:rsid="00996366"/>
    </style:style>
    <style:style style:name="T73" style:family="text">
      <style:text-properties officeooo:rsid="0099fea1"/>
    </style:style>
    <style:style style:name="T74" style:family="text">
      <style:text-properties officeooo:rsid="009a4361"/>
    </style:style>
    <style:style style:name="T75" style:family="text">
      <style:text-properties officeooo:rsid="00a0873e"/>
    </style:style>
    <style:style style:name="T76" style:family="text">
      <style:text-properties officeooo:rsid="00a768ea"/>
    </style:style>
    <style:style style:name="T77" style:family="text">
      <style:text-properties officeooo:rsid="00a8f0da"/>
    </style:style>
    <style:style style:name="T78" style:family="text">
      <style:text-properties officeooo:rsid="00a9e630"/>
    </style:style>
    <style:style style:name="T79" style:family="text">
      <style:text-properties officeooo:rsid="003a55a5"/>
    </style:style>
    <style:style style:name="T80" style:family="text">
      <style:text-properties officeooo:rsid="00ad1447"/>
    </style:style>
    <style:style style:name="T81" style:family="text">
      <style:text-properties officeooo:rsid="00af0638"/>
    </style:style>
    <style:style style:name="T82" style:family="text">
      <style:text-properties officeooo:rsid="00b39a8f"/>
    </style:style>
    <style:style style:name="T83" style:family="text">
      <style:text-properties officeooo:rsid="00b63bf5"/>
    </style:style>
    <style:style style:name="T84" style:family="text">
      <style:text-properties officeooo:rsid="00b99572"/>
    </style:style>
    <style:style style:name="T85" style:family="text">
      <style:text-properties officeooo:rsid="00bb1cf9"/>
    </style:style>
    <style:style style:name="T86" style:family="text">
      <style:text-properties officeooo:rsid="00bcf7fd"/>
    </style:style>
    <style:style style:name="T87" style:family="text">
      <style:text-properties officeooo:rsid="00be4661"/>
    </style:style>
    <style:style style:name="T88" style:family="text">
      <style:text-properties officeooo:rsid="00bef158"/>
    </style:style>
    <style:style style:name="T89" style:family="text">
      <style:text-properties officeooo:rsid="00c00875"/>
    </style:style>
    <style:style style:name="T90" style:family="text">
      <style:text-properties officeooo:rsid="00c06c25"/>
    </style:style>
    <style:style style:name="T91" style:family="text">
      <style:text-properties officeooo:rsid="00c9b31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Devon Gardner</text:p>
      <text:p text:style-name="P1"><text:a xlink:type="simple" xlink:href="https://github.com/devon-g/" text:style-name="Internet_20_link" text:visited-style-name="Visited_20_Internet_20_Link"><text:span text:style-name="T38">github/</text:span><text:span text:style-name="T45">devon-g</text:span></text:a><text:span text:style-name="T38"> | d</text:span><text:span text:style-name="T46">gardner365@gmail.com</text:span><text:span text:style-name="T38"> | </text:span><text:span text:style-name="T48">941-</text:span><text:span text:style-name="T38">358-1887 </text:span><text:span text:style-name="T47">| </text:span><text:a xlink:type="simple" xlink:href="https://www.linkedin.com/in/devon-gardner/" text:style-name="Internet_20_link" text:visited-style-name="Visited_20_Internet_20_Link"><text:span text:style-name="T38">linkedin/devon-gardner</text:span></text:a></text:p>
      <text:p text:style-name="P2"/>
      <text:p text:style-name="P24">EDUCATION</text:p>
      <text:p text:style-name="P4"><text:span text:style-name="T1">Bachelor of Arts in Computer Science at New College of Florida</text:span><text:tab/><text:span text:style-name="T1">Aug 2020 – May 2023</text:span></text:p>
      <text:p text:style-name="P11">Honors Thesis <text:span text:style-name="T52">– </text:span><text:span text:style-name="T53">Exploring Robot Kinematics: an Engineering Approach</text:span></text:p>
      <text:p text:style-name="P13"/>
      <text:p text:style-name="P5"><text:span text:style-name="T6">Associate of Arts in General Studies at State College of Florida</text:span><text:span text:style-name="T16"><text:tab/></text:span><text:span text:style-name="T6">Jan</text:span><text:span text:style-name="T8"> 20</text:span><text:span text:style-name="T6">18</text:span><text:span text:style-name="T7"> </text:span><text:span text:style-name="T1">– </text:span><text:span text:style-name="T6">Jul 2020</text:span></text:p>
      <text:p text:style-name="P5"/>
      <text:p text:style-name="P14"><text:span text:style-name="T3">R</text:span><text:span text:style-name="T1">ELEVANT EXPERIENCE</text:span></text:p>
      <text:p text:style-name="P7"><text:span text:style-name="T1">WidowX 200 Robot Arm Control </text:span><text:span text:style-name="T13">Architecture</text:span><text:span text:style-name="T37"><text:tab/></text:span><text:span text:style-name="T13">Aug </text:span><text:span text:style-name="T9">2022 </text:span><text:span text:style-name="T1">– </text:span><text:span text:style-name="T7">May 2023</text:span></text:p>
      <text:list text:style-name="L1">
        <text:list-item>
          <text:p text:style-name="P28">Applie<text:span text:style-name="T62">d</text:span> linear regression to produce <text:span text:style-name="T54">G</text:span>aussian mixture model-<text:span text:style-name="T36">based motion primitives</text:span></text:p>
        </text:list-item>
        <text:list-item>
          <text:p text:style-name="P29">Evaluate<text:span text:style-name="T62">d</text:span> <text:span text:style-name="T37">performance of </text:span><text:span text:style-name="T82">5 </text:span><text:span text:style-name="T37">motion primitives</text:span> <text:span text:style-name="T52">using</text:span> root mean square error</text:p>
        </text:list-item>
        <text:list-item>
          <text:p text:style-name="P29"><text:span text:style-name="T83">Utilized </text:span>forward <text:span text:style-name="T52">and inverse kinematics </text:span><text:span text:style-name="T83">to convert</text:span><text:span text:style-name="T52"> between </text:span><text:span text:style-name="T58">3D</text:span><text:span text:style-name="T52"> coordinates and joint angles </text:span></text:p>
        </text:list-item>
        <text:list-item>
          <text:p text:style-name="P30">Communicate<text:span text:style-name="T62">d</text:span> with <text:span text:style-name="T85">robot </text:span>arm through<text:span text:style-name="T86"> </text:span>custom <text:span text:style-name="T87">C++ </text:span>DynamixelSDK wrapper and ROS2 <text:span text:style-name="T84">framework</text:span></text:p>
        </text:list-item>
      </text:list>
      <text:p text:style-name="P19"/>
      <text:p text:style-name="P10"><text:span text:style-name="T1">EXPERIENCE</text:span></text:p>
      <text:p text:style-name="P3"><text:span text:style-name="T7">New College of Florida </text:span><text:span text:style-name="T1">– </text:span><text:span text:style-name="T7">Computer Science Tutor</text:span><text:span text:style-name="T16"><text:tab/></text:span><text:span text:style-name="T7">Feb</text:span><text:span text:style-name="T8"> 202</text:span><text:span text:style-name="T7">3 </text:span><text:span text:style-name="T1">– </text:span><text:span text:style-name="T7">Present</text:span></text:p>
      <text:list text:style-name="L2">
        <text:list-item>
          <text:p text:style-name="P31"><text:span text:style-name="T63">Troubleshoots</text:span> student <text:span text:style-name="T63">projects and provides strategic direction</text:span>; <text:span text:style-name="T63">has achieved </text:span><text:span text:style-name="T70">100% </text:span><text:span text:style-name="T71">student </text:span><text:span text:style-name="T70">satisfaction </text:span><text:span text:style-name="T71">rating</text:span></text:p>
        </text:list-item>
      </text:list>
      <text:p text:style-name="P23"/>
      <text:p text:style-name="P3"><text:span text:style-name="T1">New College of Florida –</text:span><text:span text:style-name="T5"> </text:span><text:span text:style-name="T1">Teaching Assistant</text:span><text:span text:style-name="T16"><text:tab/></text:span><text:span text:style-name="T7">Aug</text:span><text:span text:style-name="T8"> 2022 </text:span><text:span text:style-name="T1">– </text:span><text:span text:style-name="T7">Dec 2022</text:span></text:p>
      <text:list text:style-name="L3">
        <text:list-item>
          <text:p text:style-name="P32">Taught students computer architecture <text:span text:style-name="T73">concepts </text:span>in small group format over 30+ office hour sessions; graded 100+ project submissions; handled integrity violations; improved course teaching materials;<text:span text:style-name="T74"> oversaw workshops</text:span></text:p>
        </text:list-item>
      </text:list>
      <text:p text:style-name="P20"/>
      <text:p text:style-name="P22"><text:span text:style-name="T1">UofSC Center for Computational Robotics – Research Assistant</text:span><text:tab/><text:span text:style-name="T1">May 2021 – </text:span><text:span text:style-name="T9">Aug</text:span><text:span text:style-name="T1"> 2021</text:span></text:p>
      <text:list text:style-name="L4">
        <text:list-item>
          <text:p text:style-name="P42">Produced training dataset of underwater cave structures <text:span text:style-name="T61">for</text:span> robot<text:span text:style-name="T75">ic</text:span> cave diving computer vision <text:span text:style-name="T61">project</text:span></text:p>
        </text:list-item>
        <text:list-item>
          <text:p text:style-name="P43"><text:span text:style-name="T76">Wrote </text:span>Python script <text:span text:style-name="T77">to ensure </text:span><text:span text:style-name="T76">dataset quality</text:span> <text:span text:style-name="T77">by</text:span> automat<text:span text:style-name="T77">ing</text:span> <text:span text:style-name="T78">correction and </text:span>culling of <text:span text:style-name="T78">class </text:span>labels</text:p>
        </text:list-item>
        <text:list-item>
          <text:p text:style-name="P33"><text:span text:style-name="T28">Trained</text:span><text:span text:style-name="T16"> proof of concept </text:span><text:span text:style-name="T24">YOLOv5 object detection model </text:span><text:span text:style-name="T30">to </text:span><text:span text:style-name="T31">classify </text:span><text:span text:style-name="T32">structures </text:span><text:span text:style-name="T25">with 82% </text:span><text:span text:style-name="T21">mean average preci</text:span><text:span text:style-name="T26">sion</text:span></text:p>
        </text:list-item>
      </text:list>
      <text:p text:style-name="P9"/>
      <text:p text:style-name="P8"><text:span text:style-name="T1">State College of Florida – Supplemental Instruction Specialist</text:span><text:tab/><text:span text:style-name="T9">Oct </text:span><text:span text:style-name="T1">2019 – </text:span><text:span text:style-name="T15">Aug 2023</text:span></text:p>
      <text:list text:style-name="L5">
        <text:list-item>
          <text:p text:style-name="P34"><text:span text:style-name="T80">Demonstrates application of</text:span><text:span text:style-name="T61"> </text:span><text:span text:style-name="T79">programming concepts </text:span><text:span text:style-name="T81">to tutees</text:span><text:span text:style-name="T79">; </text:span><text:span text:style-name="T80">teaches</text:span><text:span text:style-name="T79"> Python, Java, </text:span><text:span text:style-name="T50">and C++ </text:span><text:span text:style-name="T80">syntax</text:span></text:p>
        </text:list-item>
        <text:list-item>
          <text:p text:style-name="P34"><text:span text:style-name="T80">Synthesizes concepts from</text:span> <text:span text:style-name="T80">Mathematics</text:span>, Physics, <text:span text:style-name="T61">and Chemistry; </text:span><text:span text:style-name="T80">identifies student weaknesses; guides students through problem solving process</text:span></text:p>
        </text:list-item>
      </text:list>
      <text:p text:style-name="P21"/>
      <text:p text:style-name="P25">PROJECTS</text:p>
      <text:p text:style-name="P6"><text:span text:style-name="T12">Rasterizer</text:span><text:span text:style-name="T4"><text:tab/></text:span><text:span text:style-name="T9">Feb 202</text:span><text:span text:style-name="T12">3</text:span><text:span text:style-name="T9"> </text:span><text:span text:style-name="T1">– </text:span><text:span text:style-name="T13">Apr</text:span><text:span text:style-name="T7"> 2023</text:span></text:p>
      <text:list text:style-name="L6">
        <text:list-item>
          <text:p text:style-name="P44">Built computer graphics library to render user-defined 3D scenes using Rust</text:p>
        </text:list-item>
        <text:list-item>
          <text:p text:style-name="P35"><text:span text:style-name="T16">Generated 2D </text:span><text:span text:style-name="T33">images</text:span><text:span text:style-name="T16"> from object </text:span><text:span text:style-name="T28">models </text:span><text:span text:style-name="T16">using</text:span><text:span text:style-name="T29"> </text:span><text:span text:style-name="T16">linear </text:span><text:span text:style-name="T29">transformations and</text:span><text:span text:style-name="T16"> interpolation</text:span></text:p>
        </text:list-item>
      </text:list>
      <text:p text:style-name="P18"/>
      <text:p text:style-name="P17"><text:span text:style-name="T10">From Nand to Tetris</text:span><text:tab/><text:span text:style-name="T14">Jun</text:span><text:span text:style-name="T13"> </text:span><text:span text:style-name="T9">2022 </text:span><text:span text:style-name="T3">– </text:span><text:span text:style-name="T13">Jul 2022</text:span></text:p>
      <text:list text:style-name="L7">
        <text:list-item>
          <text:p text:style-name="P36"><text:span text:style-name="T61">Built</text:span> <text:span text:style-name="T55">16-bit</text:span> <text:span text:style-name="T88">H</text:span>ack CPU and RAM from ground up using <text:span text:style-name="T89">only </text:span>N<text:span text:style-name="T55">AND</text:span> logic gate<text:span text:style-name="T89">s</text:span></text:p>
        </text:list-item>
        <text:list-item>
          <text:p text:style-name="P37"><text:span text:style-name="T62">D</text:span>esigned and created <text:span text:style-name="T62">logic gates and</text:span> functional <text:span text:style-name="T59">16-bit </text:span>Arithmetic Logic Unit <text:span text:style-name="T90">in</text:span> Minecraft</text:p>
        </text:list-item>
        <text:list-item>
          <text:p text:style-name="P38">Implemented assembler <text:span text:style-name="T91">capable of </text:span><text:span text:style-name="T57">support</text:span><text:span text:style-name="T91">ing</text:span><text:span text:style-name="T57"> </text:span><text:span text:style-name="T56">symbols and labels to generate machine language</text:span></text:p>
        </text:list-item>
      </text:list>
      <text:p text:style-name="P16"/>
      <text:p text:style-name="P15"><text:span text:style-name="T1">Red Tide Dashboard</text:span><text:span text:style-name="T37"><text:tab/></text:span><text:span text:style-name="T7">Apr</text:span><text:span text:style-name="T9"> 202</text:span><text:span text:style-name="T11">2</text:span><text:span text:style-name="T9"> </text:span><text:span text:style-name="T3">– </text:span><text:span text:style-name="T7">May 202</text:span><text:span text:style-name="T11">2</text:span></text:p>
      <text:list text:style-name="L8">
        <text:list-item>
          <text:p text:style-name="P39"><text:span text:style-name="T61">Architected </text:span>and implemented full-stack web application <text:span text:style-name="T52">in Agile/Scrum team of three</text:span><text:span text:style-name="T49"> </text:span>to <text:span text:style-name="T51">pro</text:span><text:span text:style-name="T64">duce </text:span><text:span text:style-name="T61">ReactJS </text:span><text:span text:style-name="T51">dashboard,</text:span> <text:span text:style-name="T65">aggregating </text:span><text:span text:style-name="T69">50,000</text:span><text:span text:style-name="T72">+</text:span> <text:span text:style-name="T69">data related to red tide</text:span></text:p>
        </text:list-item>
        <text:list-item>
          <text:p text:style-name="P39"><text:span text:style-name="T66">Leveraged </text:span>Twitter, YouTube, and Spotify <text:span text:style-name="T60">APIs; </text:span><text:span text:style-name="T67">built </text:span><text:span text:style-name="T61">Express </text:span>and MongoDB <text:span text:style-name="T67">backend; </text:span><text:span text:style-name="T68">deployed</text:span><text:span text:style-name="T60"> </text:span><text:span text:style-name="T68">app on </text:span><text:span text:style-name="T52">AWS</text:span></text:p>
        </text:list-item>
        <text:list-item>
          <text:p text:style-name="P40">Conducted sentiment analysis on Twitter data using nltk and scikit-learn libraries</text:p>
        </text:list-item>
      </text:list>
      <text:p text:style-name="P26"/>
      <text:p text:style-name="P12"><text:span text:style-name="T2">RELATED COURSES &amp; </text:span><text:span text:style-name="T1">SKILLS</text:span></text:p>
      <text:p text:style-name="P45"><text:span text:style-name="T43">Courses:</text:span><text:span text:style-name="T41"> </text:span><text:span text:style-name="T42">Software Engineering, Machine Learning for Visual Thinkers, Embedded Systems, Computer Architecture</text:span></text:p>
      <text:p text:style-name="P46"><text:span text:style-name="T44">L</text:span><text:span text:style-name="T39">anguages:</text:span><text:span text:style-name="T40"> C++, C, Python, Java, Rust, TypeScript, JavaScript, C#</text:span></text:p>
      <text:p text:style-name="P41"><text:span text:style-name="T5">Technologies</text:span><text:span text:style-name="T2">:</text:span><text:span text:style-name="T18"> </text:span><text:span text:style-name="T35">Git,</text:span><text:span text:style-name="T20"> </text:span><text:span text:style-name="T17">Linux OS</text:span><text:span text:style-name="T20">, </text:span><text:span text:style-name="T35">Vim, Docker, GDB, radare2, </text:span><text:span text:style-name="T34">Arduino, </text:span><text:span text:style-name="T22">Agile/SCRUM, </text:span><text:span text:style-name="T35">ReactJS, </text:span><text:span text:style-name="T19">RO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3-10-26T23:26:24.096064947</dc:date>
    <meta:editing-duration>P1DT6H35M2S</meta:editing-duration>
    <meta:editing-cycles>121</meta:editing-cycles>
    <meta:generator>LibreOffice/7.5.7.1$Linux_X86_64 LibreOffice_project/50$Build-1</meta:generator>
    <meta:document-statistic meta:table-count="0" meta:image-count="0" meta:object-count="0" meta:page-count="1" meta:paragraph-count="40" meta:word-count="449" meta:character-count="3093" meta:non-whitespace-character-count="2687"/>
  </office:meta>
</office:document-meta>
</file>